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169500" calcext:value-type="float">
            <text:p>1695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7429.26529267834" calcext:value-type="float">
            <text:p>7429.265292678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166000" calcext:value-type="float">
            <text:p>166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7429.26529267834" calcext:value-type="float">
            <text:p>7429.265292678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-3500" calcext:value-type="float">
            <text:p>-35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4887.44334650856" calcext:value-type="float">
            <text:p>4887.4433465086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-5700" calcext:value-type="float">
            <text:p>-57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7429.26529267834" calcext:value-type="float">
            <text:p>7429.265292678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6737.96094485225" calcext:value-type="float">
            <text:p>6737.960944852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8950" calcext:value-type="float">
            <text:p>895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6516.22181441747" calcext:value-type="float">
            <text:p>6516.22181441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1600" calcext:value-type="float">
            <text:p>1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6910.21767363072" calcext:value-type="float">
            <text:p>6910.217673630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7429.26529267834" calcext:value-type="float">
            <text:p>7429.265292678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7429.26529267834" calcext:value-type="float">
            <text:p>7429.265292678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7429.26529267834" calcext:value-type="float">
            <text:p>7429.265292678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table:number-columns-repeated="3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5398.38819875776" calcext:value-type="float">
            <text:p>5398.3881987578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24];[.K24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4000" calcext:value-type="float">
            <text:p>4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4874.99275362319" calcext:value-type="float">
            <text:p>4874.9927536232</text:p>
          </table:table-cell>
          <table:table-cell table:number-columns-repeated="3"/>
          <table:table-cell table:formula="of:=SUM([.J26];[.K26])" office:value-type="float" office:value="250" calcext:value-type="float">
            <text:p>250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7429.26529267834" calcext:value-type="float">
            <text:p>7429.2652926783</text:p>
          </table:table-cell>
          <table:table-cell table:number-columns-repeated="3"/>
          <table:table-cell table:formula="of:=SUM([.J28];[.K28])" office:value-type="float" office:value="4500" calcext:value-type="float">
            <text:p>4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table:style-name="ce16"/>
          <table:table-cell table:number-columns-repeated="3"/>
          <table:table-cell table:style-name="ce2" table:formula="of:=SUM([.M3:.M29])" office:value-type="float" office:value="226000" calcext:value-type="float">
            <text:p>226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30100" calcext:value-type="float">
            <text:p>230100</text:p>
          </table:table-cell>
          <table:table-cell table:number-columns-repeated="2"/>
          <table:table-cell table:formula="of:=[.M30]-[.J31]" office:value-type="float" office:value="-4100" calcext:value-type="float">
            <text:p>-41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table:number-columns-repeated="5"/>
          <table:table-cell table:style-name="ce2"/>
          <table:table-cell table:style-name="ce2" table:formula="of:=SUM([.B93:.F93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Hasmik N</text:p>
          </table:table-cell>
          <table:table-cell/>
          <table:table-cell table:formula="of:=SUM([.B120:.F120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0" calcext:value-type="float">
            <text:p>0</text:p>
          </table:table-cell>
          <table:table-cell table:formula="of:=[.C93]/21" office:value-type="float" office:value="0" calcext:value-type="float">
            <text:p>0</text:p>
          </table:table-cell>
          <table:table-cell table:formula="of:=[.D93]/23" office:value-type="float" office:value="0" calcext:value-type="float">
            <text:p>0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" table:formula="of:=SUM([.H94:.H119])" office:value-type="float" office:value="0" calcext:value-type="float">
            <text:p>0</text:p>
          </table:table-cell>
          <table:table-cell table:style-name="ce1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6:10:33.887711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6T16:46:08.668563963</dc:date>
    <meta:editing-duration>P13DT5H22M20S</meta:editing-duration>
    <meta:editing-cycles>3684</meta:editing-cycles>
    <meta:generator>LibreOffice/4.2.8.2$Linux_X86_64 LibreOffice_project/420m0$Build-2</meta:generator>
    <meta:document-statistic meta:table-count="23" meta:cell-count="11173" meta:object-count="0"/>
  </office:meta>
</office:document-meta>
</file>